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Preformatted_20_Text">
      <style:text-properties officeooo:rsid="0017a08e" officeooo:paragraph-rsid="0017a08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7a08e" officeooo:paragraph-rsid="0017a08e" style:text-blinking="false" fo:background-color="transparent"/>
    </style:style>
    <style:style style:name="P6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docs-internal-guid-54b88e99-864c-8032-acba-32d11847396b"/>Features</text:h>
      <text:p text:style-name="P1">Service is going to provide following key features</text:p>
      <text:list xml:id="list24344309849208408" text:style-name="L1">
        <text:list-item>
          <text:p text:style-name="P2">User registration</text:p>
        </text:list-item>
        <text:list-item>
          <text:p text:style-name="P2">User login</text:p>
        </text:list-item>
        <text:list-item>
          <text:p text:style-name="P2">CRUD on milestones</text:p>
        </text:list-item>
        <text:list-item>
          <text:p text:style-name="P2">CRUD on tasks</text:p>
        </text:list-item>
        <text:list-item>
          <text:p text:style-name="P2">Reporting</text:p>
        </text:list-item>
        <text:list-item>
          <text:p text:style-name="P2">Search</text:p>
        </text:list-item>
      </text:list>
      <text:h text:style-name="P6" text:outline-level="1">Tech Stack</text:h>
      <text:p text:style-name="P1">Some of the technologies backend will use</text:p>
      <text:list xml:id="list6746505573414028324" text:style-name="L2">
        <text:list-item>
          <text:p text:style-name="P3">Python</text:p>
        </text:list-item>
        <text:list-item>
          <text:p text:style-name="P3">Django</text:p>
        </text:list-item>
        <text:list-item>
          <text:p text:style-name="P3">Postgres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10:23:36.324845401</dc:date>
    <meta:editing-duration>PT12S</meta:editing-duration>
    <meta:editing-cycles>1</meta:editing-cycles>
    <meta:document-statistic meta:table-count="0" meta:image-count="0" meta:object-count="0" meta:page-count="1" meta:paragraph-count="13" meta:word-count="42" meta:character-count="211" meta:non-whitespace-character-count="191"/>
    <meta:generator>LibreOffice/5.1.6.2$Linux_X86_64 LibreOffice_project/10m0$Build-2</meta:generator>
  </office:meta>
</office:document-meta>
</file>